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3986111111111cm"/>
    </style:style>
    <style:style style:name="co4" style:family="table-column">
      <style:table-column-properties fo:break-before="auto" style:column-width="2.99861111111111cm"/>
    </style:style>
    <style:style style:name="co5" style:family="table-column">
      <style:table-column-properties fo:break-before="auto" style:column-width="3.15736111111111cm"/>
    </style:style>
    <style:style style:name="co6" style:family="table-column">
      <style:table-column-properties fo:break-before="auto" style:column-width="1.34055555555556cm"/>
    </style:style>
    <style:style style:name="co7" style:family="table-column">
      <style:table-column-properties fo:break-before="auto" style:column-width="4.7448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uplicates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Locat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chinery Yard, Roads Dept, Watery Lane, Sword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29 Buckingham Street Upper, Dublin 01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chinary Yard, Watery Lane, Sword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31 Buckingham Street Upper, Dublin 01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deduplicates" table:style-name="ta2">
        <table:table-column table:style-name="co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Locat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chinery Yard, Roads Dept, Watery Lane, Sword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29 Buckingham Street Upper, Dublin 01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Machinery Yard, Roads Dept, Watery Lane, Sword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31 Buckingham Street Upper, Dublin 01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1T14:54:11Z</dc:date>
  </office:meta>
</office:document-meta>
</file>